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5365" officeooo:paragraph-rsid="00115365"/>
    </style:style>
    <style:style style:name="P2" style:family="paragraph" style:parent-style-name="Standard" style:list-style-name="L1">
      <style:text-properties officeooo:rsid="00115365" officeooo:paragraph-rsid="00115365"/>
    </style:style>
    <style:style style:name="P3" style:family="paragraph" style:parent-style-name="Standard" style:list-style-name="L4">
      <style:text-properties officeooo:rsid="00115365" officeooo:paragraph-rsid="00115365"/>
    </style:style>
    <style:style style:name="P4" style:family="paragraph" style:parent-style-name="Standard" style:list-style-name="L5">
      <style:text-properties officeooo:rsid="00115365" officeooo:paragraph-rsid="00115365"/>
    </style:style>
    <style:style style:name="P5" style:family="paragraph" style:parent-style-name="Standard" style:list-style-name="L6">
      <style:text-properties officeooo:rsid="00115365" officeooo:paragraph-rsid="00115365"/>
    </style:style>
    <style:style style:name="P6" style:family="paragraph" style:parent-style-name="Standard">
      <style:text-properties officeooo:rsid="00115365" officeooo:paragraph-rsid="001b6adc"/>
    </style:style>
    <style:style style:name="P7" style:family="paragraph" style:parent-style-name="Standard">
      <style:text-properties officeooo:paragraph-rsid="00115365"/>
    </style:style>
    <style:style style:name="P8" style:family="paragraph" style:parent-style-name="Standard">
      <style:text-properties officeooo:rsid="0016ca21" officeooo:paragraph-rsid="0016ca21"/>
    </style:style>
    <style:style style:name="P9" style:family="paragraph" style:parent-style-name="Standard" style:list-style-name="L1">
      <style:text-properties officeooo:paragraph-rsid="0013c6fa"/>
    </style:style>
    <style:style style:name="P10" style:family="paragraph" style:parent-style-name="Standard" style:list-style-name="L3">
      <style:text-properties officeooo:paragraph-rsid="0017d3a2"/>
    </style:style>
    <style:style style:name="P11" style:family="paragraph" style:parent-style-name="Standard" style:list-style-name="L4">
      <style:text-properties officeooo:paragraph-rsid="00115365"/>
    </style:style>
    <style:style style:name="P12" style:family="paragraph" style:parent-style-name="Standard">
      <style:text-properties fo:font-style="italic" officeooo:rsid="00115365" officeooo:paragraph-rsid="00195ed5" style:font-style-asian="italic" style:font-style-complex="italic"/>
    </style:style>
    <style:style style:name="P13" style:family="paragraph" style:parent-style-name="Standard">
      <style:text-properties fo:font-style="italic" officeooo:rsid="00115365" officeooo:paragraph-rsid="001979c8" style:font-style-asian="italic" style:font-style-complex="italic"/>
    </style:style>
    <style:style style:name="P14" style:family="paragraph" style:parent-style-name="Standard">
      <style:text-properties fo:font-style="italic" officeooo:paragraph-rsid="00195ed5" style:font-style-asian="italic" style:font-style-complex="italic"/>
    </style:style>
    <style:style style:name="P15" style:family="paragraph" style:parent-style-name="Standard">
      <style:text-properties fo:font-style="italic" officeooo:rsid="0016ca21" officeooo:paragraph-rsid="0016ca21" style:font-style-asian="italic" style:font-style-complex="italic"/>
    </style:style>
    <style:style style:name="P16" style:family="paragraph" style:parent-style-name="Standard">
      <style:text-properties fo:font-style="italic" officeooo:rsid="002d8c15" officeooo:paragraph-rsid="002d8c15" style:font-style-asian="italic" style:font-style-complex="italic"/>
    </style:style>
    <style:style style:name="P17" style:family="paragraph" style:parent-style-name="Standard">
      <style:text-properties fo:font-style="italic" fo:font-weight="normal" officeooo:rsid="00115365" officeooo:paragraph-rsid="00115365" style:font-style-asian="italic" style:font-weight-asian="normal" style:font-style-complex="italic" style:font-weight-complex="normal"/>
    </style:style>
    <style:style style:name="P18" style:family="paragraph" style:parent-style-name="Standard" style:list-style-name="L7">
      <style:text-properties officeooo:paragraph-rsid="001cbaa0"/>
    </style:style>
    <style:style style:name="P19" style:family="paragraph" style:parent-style-name="Standard" style:list-style-name="L7">
      <style:text-properties officeooo:rsid="001cbaa0" officeooo:paragraph-rsid="001cbaa0"/>
    </style:style>
    <style:style style:name="P20" style:family="paragraph" style:parent-style-name="Standard">
      <style:text-properties officeooo:paragraph-rsid="001cbaa0"/>
    </style:style>
    <style:style style:name="P21" style:family="paragraph" style:parent-style-name="Standard" style:list-style-name="L8">
      <style:text-properties officeooo:paragraph-rsid="001cbaa0"/>
    </style:style>
    <style:style style:name="P22" style:family="paragraph" style:parent-style-name="Standard" style:list-style-name="L3">
      <style:text-properties officeooo:rsid="001f229e" officeooo:paragraph-rsid="001f229e"/>
    </style:style>
    <style:style style:name="P23" style:family="paragraph" style:parent-style-name="Standard" style:list-style-name="L4">
      <style:text-properties officeooo:rsid="002267b0" officeooo:paragraph-rsid="002267b0"/>
    </style:style>
    <style:style style:name="P24" style:family="paragraph" style:parent-style-name="Standard" style:list-style-name="L4">
      <style:text-properties officeooo:rsid="0024609b" officeooo:paragraph-rsid="0024609b"/>
    </style:style>
    <style:style style:name="P25" style:family="paragraph" style:parent-style-name="Standard">
      <style:text-properties fo:font-weight="bold" officeooo:rsid="0016ca21" officeooo:paragraph-rsid="0016ca21" style:font-weight-asian="bold" style:font-weight-complex="bold"/>
    </style:style>
    <style:style style:name="P26" style:family="paragraph" style:parent-style-name="Standard">
      <style:text-properties fo:font-weight="bold" officeooo:rsid="00115365" officeooo:paragraph-rsid="00115365" style:font-weight-asian="bold" style:font-weight-complex="bold"/>
    </style:style>
    <style:style style:name="P27" style:family="paragraph" style:parent-style-name="Standard" style:list-style-name="L6">
      <style:text-properties officeooo:rsid="0030e384" officeooo:paragraph-rsid="0030e384"/>
    </style:style>
    <style:style style:name="T1" style:family="text">
      <style:text-properties officeooo:rsid="0012d46e"/>
    </style:style>
    <style:style style:name="T2" style:family="text">
      <style:text-properties officeooo:rsid="0013c6fa"/>
    </style:style>
    <style:style style:name="T3" style:family="text">
      <style:text-properties officeooo:rsid="00115365"/>
    </style:style>
    <style:style style:name="T4" style:family="text">
      <style:text-properties officeooo:rsid="0017d3a2"/>
    </style:style>
    <style:style style:name="T5" style:family="text">
      <style:text-properties officeooo:rsid="001979c8"/>
    </style:style>
    <style:style style:name="T6" style:family="text">
      <style:text-properties officeooo:rsid="001b6adc"/>
    </style:style>
    <style:style style:name="T7" style:family="text">
      <style:text-properties officeooo:rsid="001cbaa0"/>
    </style:style>
    <style:style style:name="T8" style:family="text">
      <style:text-properties officeooo:rsid="001e13f8"/>
    </style:style>
    <style:style style:name="T9" style:family="text">
      <style:text-properties officeooo:rsid="0022da7b"/>
    </style:style>
    <style:style style:name="T10" style:family="text">
      <style:text-properties officeooo:rsid="0024609b"/>
    </style:style>
    <style:style style:name="T11" style:family="text">
      <style:text-properties fo:color="#cccccc" loext:opacity="100%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4609b" style:font-style-asian="italic" style:font-style-complex="italic"/>
    </style:style>
    <style:style style:name="T14" style:family="text">
      <style:text-properties fo:font-style="italic" officeooo:rsid="0021036d" style:font-style-asian="italic" style:font-style-complex="italic"/>
    </style:style>
    <style:style style:name="T15" style:family="text">
      <style:text-properties officeooo:rsid="00248ea1"/>
    </style:style>
    <style:style style:name="T16" style:family="text">
      <style:text-properties officeooo:rsid="0027e36b"/>
    </style:style>
    <style:style style:name="T17" style:family="text">
      <style:text-properties officeooo:rsid="002abeca"/>
    </style:style>
    <style:style style:name="T18" style:family="text">
      <style:text-properties officeooo:rsid="002be0aa"/>
    </style:style>
    <style:style style:name="T19" style:family="text">
      <style:text-properties officeooo:rsid="002f1ff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---------------------------------------------------------------------</text:p>
      <text:p text:style-name="P1"/>
      <text:p text:style-name="P1"><text:s text:c="8"/><text:span text:style-name="T5">FULL</text:span> BOM:</text:p>
      <text:p text:style-name="P1"/>
      <text:p text:style-name="P1">- - - - - - - - - - - - - - - - - - - - - - - - - - - - - - - - - - -</text:p>
      <text:p text:style-name="P1">Drive train: </text:p>
      <text:p text:style-name="P1"><text:tab/><text:span text:style-name="T12">90 </text:span><text:span text:style-name="T13">Commutator</text:span></text:p>
      <text:p text:style-name="P1"><text:tab/><text:span text:style-name="T12">Drive shaft</text:span></text:p>
      <text:p text:style-name="P1"><text:tab/><text:span text:style-name="T12">Shaft couplings (x2?)</text:span></text:p>
      <text:p text:style-name="P1"><text:tab/><text:span text:style-name="T14">Linear commutator </text:span><text:span text:style-name="T12">(x2?)</text:span></text:p>
      <text:p text:style-name="P1"/>
      <text:p text:style-name="P1">Drive Train enclosure:</text:p>
      <text:p text:style-name="P26"><text:tab/>Aluminum sheet (how thick?)(how long/wide?) (fit to commutator)</text:p>
      <text:p text:style-name="P17"><text:tab/>Rubber sheet; same size as sheet metal, <text:span text:style-name="T18">thin</text:span><text:tab/></text:p>
      <text:p text:style-name="P1">Power:</text:p>
      <text:p text:style-name="P1"><text:tab/><text:span text:style-name="T12">Battery</text:span></text:p>
      <text:p text:style-name="P1"><text:tab/><text:span text:style-name="T12">Buck Converter</text:span></text:p>
      <text:p text:style-name="P1"><text:tab/><text:span text:style-name="T12">A handful of meters of insulated wire</text:span></text:p>
      <text:p text:style-name="P1"><text:tab/><text:span text:style-name="T12">Battery plug </text:span><text:span text:style-name="T13">interfaces</text:span></text:p>
      <text:p text:style-name="P1"><text:tab/></text:p>
      <text:p text:style-name="P1">Propulsion:</text:p>
      <text:p text:style-name="P1"><text:tab/><text:span text:style-name="T12">Propeller</text:span></text:p>
      <text:p text:style-name="P1"><text:tab/><text:span text:style-name="T12">Motor<text:tab/></text:span></text:p>
      <text:p text:style-name="P1"><text:tab/><text:span text:style-name="T12">Capacitor </text:span><text:span text:style-name="T13">(if needed?)</text:span></text:p>
      <text:p text:style-name="P1"/>
      <text:p text:style-name="P8">Body:</text:p>
      <text:p text:style-name="P8"><text:tab/><text:span text:style-name="T12">5” diameter PVC; 8’ length</text:span></text:p>
      <text:p text:style-name="P15"><text:tab/>24 bolts + washers (?) + nuts for mounting platform to islands</text:p>
      <text:p text:style-name="P15"><text:tab/>6 worm gear hose clamp (for islands)</text:p>
      <text:p text:style-name="P25"><text:tab/><text:span text:style-name="T4">2’x3’ body sheeting (material variable; corrosion-resistant, workable)</text:span></text:p>
      <text:p text:style-name="P8"><text:tab/></text:p>
      <text:p text:style-name="P1"/>
      <text:p text:style-name="P1">---------------------------------------------------------------------</text:p>
      <text:p text:style-name="P1"/>
      <text:p text:style-name="P1"><text:s text:c="8"/>MOTOR:</text:p>
      <text:p text:style-name="P13">Output 37.5W</text:p>
      <text:p text:style-name="P16">IP68 if <text:span text:style-name="T19">submerged</text:span></text:p>
      <text:p text:style-name="P1">- - - - - - - - - - - - - - - - - - - - - - - - - - - - - - - - - - -</text:p>
      <text:list text:style-name="L1">
        <text:list-item>
          <text:p text:style-name="P9"><text:a xlink:type="simple" xlink:href="https://www.aliexpress.com/item/1005003274705386.html?algo_exp_id=ef9541eb-bf3a-420a-96fe-011a17c7e986-10&amp;pdp_ext_f=%7B%22order%22%3A%2216%22%2C%22eval%22%3A%221%22%7D&amp;pdp_npi=4@dis!CAD!13.64!4." text:style-name="Internet_20_link" text:visited-style-name="Visited_20_Internet_20_Link"><text:span text:style-name="T2">~$15 - Motor option</text:span></text:a></text:p>
        </text:list-item>
        <text:list-item>
          <text:p text:style-name="P2"><text:a xlink:type="simple" xlink:href="https://www.foneacc-motion.com/Product/Johnson-Electric-RS-550-Motor-Replacement-Motor-12V-21000-RPM-High-Speed-550-555-Size-DC-Motor.html" text:style-name="Internet_20_link" text:visited-style-name="Visited_20_Internet_20_Link">RS550 VC</text:a></text:p>
        </text:list-item>
      </text:list>
      <text:p text:style-name="P1"/>
      <text:p text:style-name="P1">Ideal not not have <text:span text:style-name="T2">gear </text:span>spokes on motor – <text:span text:style-name="T15">cheaper to </text:span>buy shaft couplings in bulk; they will be needed to interface between propeller and commutator <text:span text:style-name="T15">anyway</text:span><text:span text:style-name="T16">s</text:span><text:span text:style-name="T15">. </text:span><text:span text:style-name="T16">M</text:span>ore efficient/practical than installing a 1:1 gear translator </text:p>
      <text:p text:style-name="P1"/>
      <text:p text:style-name="P1">---------------------------------------------------------------------</text:p>
      <text:p text:style-name="P1"/>
      <text:p text:style-name="P1"><text:s text:c="8"/><text:span text:style-name="T8">POWER</text:span>:</text:p>
      <text:p text:style-name="P14">12V </text:p>
      <text:p text:style-name="P7"><text:span text:style-name="T3">- - - - - - - - - - - - - - - - - - - - - - - - - - - - - - - - - - -</text:span></text:p>
      <text:list text:style-name="L3">
        <text:list-item>
          <text:p text:style-name="P10"><text:a xlink:type="simple" xlink:href="https://www.canadiantire.ca/en/pdp/mk-12-volt-9ah-sla-battery-f2-terminal-0102072p.html" text:style-name="Internet_20_link" text:visited-style-name="Visited_20_Internet_20_Link"><text:span text:style-name="T2">$50 - 12V SLA battery, ~9Ah</text:span></text:a></text:p>
        </text:list-item>
        <text:list-item>
          <text:p text:style-name="P22"><text:a xlink:type="simple" xlink:href="https://www.aliexpress.com/item/1005006245122273.html?algo_exp_id=0878fc70-7720-4cdc-9ceb-2fc37e25000b-5&amp;pdp_ext_f=%7B%22order%22%3A%22418%22%2C%22eval%22%3A%221%22%7D&amp;pdp_npi=4%40dis!CAD!10.33!3.30!!!52.13!16.68!%402103244617438966069785350e1a3b!12000036448444700!sea!CA!1893346534!X&amp;curPageLogUid=wkvjkw5B47Yp&amp;utparam-url=scene%3Asearch%7Cquery_from%3A" text:style-name="Internet_20_link" text:visited-style-name="Visited_20_Internet_20_Link"><text:soft-page-break/>$3.50 – Buck Converter</text:a></text:p>
        </text:list-item>
      </text:list>
      <text:p text:style-name="P1"/>
      <text:p text:style-name="P1">---------------------------------------------------------------------</text:p>
      <text:p text:style-name="P1"/>
      <text:p text:style-name="P1"><text:s text:c="8"/>DRIVE TRAIN:</text:p>
      <text:p text:style-name="P12">4mm shaft, Corrosion-resistance for submerged parts</text:p>
      <text:p text:style-name="P1">- - - - - - - - - - - - - - - - - - - - - - - - - - - - - - - - - - -</text:p>
      <text:list text:style-name="L4">
        <text:list-item>
          <text:p text:style-name="P3"><text:a xlink:type="simple" xlink:href="https://www.aliexpress.com/item/1005008494248699.html?algo_exp_id=0c67debd-60e9-4768-94b3-984e4f94be1c-9&amp;pdp_ext_f=%7B%22order%22%3A%22-1%22%2C%22eval%22%3A%221%22%7D&amp;pdp_npi=4%40dis!CAD!21.99!21.99!!!108.54!108.54!%40!12000045395567765!sea!CA!0!ABX&amp;curPageLogUid=gLgDndzaYLTH&amp;utparam-url=scene%3Asearch%7Cquery_from%3A#nav-specification" text:style-name="Internet_20_link" text:visited-style-name="Visited_20_Internet_20_Link">$20 - 90 degree commutator, 4mm shaft</text:a></text:p>
        </text:list-item>
        <text:list-item>
          <text:p text:style-name="P3"><text:a xlink:type="simple" xlink:href="https://www.aliexpress.com/item/1005001538408571.html?algo_exp_id=9769aace-deb8-4a77-adb2-33b1a7cded80-0&amp;pdp_ext_f=%7B%22order%22%3A%22115%22%2C%22eval%22%3A%221%22%7D&amp;pdp_npi=4%40dis!CAD!3.70!1.45!!!2.53!0.99!%402101ef7017415071275468146e30dd!12000016510356162!sea!CA!0!ABX&amp;curPageLogUid=9qJ2YGt4stqE&amp;utparam-url=scene%3Asearch%7Cquery_from%3A" text:style-name="Internet_20_link" text:visited-style-name="Visited_20_Internet_20_Link">$2 - linear commutator, 4x4 Blue</text:a></text:p>
        </text:list-item>
        <text:list-item>
          <text:p text:style-name="P11"><text:a xlink:type="simple" xlink:href="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" text:style-name="Internet_20_link" text:visited-style-name="Visited_20_Internet_20_Link"><text:span text:style-name="T1">$2 - 4mm stainless steel shaft, length TBD</text:span></text:a></text:p>
        </text:list-item>
        <text:list-item>
          <text:p text:style-name="P11"><text:a xlink:type="simple" xlink:href="https://www.aliexpress.com/item/1005005934414878.html?algo_exp_id=79bf3509-1048-4bd4-b1d0-30ef501cba86-9&amp;pdp_ext_f=%7B%22order%22%3A%22330%22%2C%22eval%22%3A%221%22%7D&amp;pdp_npi=4@dis!CAD!7.71!1.46!!!37.85!7.17!@2101c72a17420893074997079e2b9b!12000034915883962!sea!CA!0!ABX&amp;curPageLogUid=6qGLdIbErXKA&amp;utparam-url=scene%3Asearch%7Cquery_from%3A" text:style-name="Internet_20_link" text:visited-style-name="Visited_20_Internet_20_Link"><text:span text:style-name="T1">$2 each - Driveshaft, 4mm - 4mm</text:span></text:a><text:span text:style-name="T1"> </text:span><text:span text:style-name="T17">(40-55; 50-65; 59-80; 75-105mm, </text:span><text:span text:style-name="T9">longer better)</text:span></text:p>
        </text:list-item>
        <text:list-item>
          <text:p text:style-name="P23"><text:a xlink:type="simple" xlink:href="https://www.aliexpress.com/item/1005005070781576.html?algo_exp_id=a5213e59-f891-4271-a3da-c0700495bef8-22&amp;pdp_ext_f=%7B%22order%22%3A%2237%22%2C%22eval%22%3A%221%22%7D&amp;pdp_npi=4%40dis!CAD!10.49!10.49!!!52.95!52.95!%402103277f17438982602518722e3858!12000031521798311!sea!CA!1893346534!X&amp;curPageLogUid=LAKZaN6jtofH&amp;utparam-url=scene%3Asearch%7Cquery_from%3A#nav-specification" text:style-name="Internet_20_link" text:visited-style-name="Visited_20_Internet_20_Link"><text:span text:style-name="T11">$12 - 12mm shaft – Tungsten Carbide x Tungsten Carbide Mechanical Seal</text:span></text:a></text:p>
        </text:list-item>
        <text:list-item>
          <text:p text:style-name="P24"><text:a xlink:type="simple" xlink:href="https://www.aliexpress.com/item/1005002499084076.html?algo_exp_id=9d58ce89-cab2-4d36-aa60-23d4ed2f204b-38&amp;pdp_ext_f=%7B%22order%22%3A%22525%22%2C%22eval%22%3A%221%22%7D&amp;pdp_npi=4%40dis!CAD!2.73!1.46!!!13.40!7.16!%402103010e17420905903591697e0194!12000033861830374!sea!CA!0!ABX&amp;curPageLogUid=1zthmnXosmuy&amp;utparam-url=scene%3Asearch%7Cquery_from%3A#nav-specification" text:style-name="Internet_20_link" text:visited-style-name="Visited_20_Internet_20_Link">$6 - 6mm mechanical seal</text:a></text:p>
        </text:list-item>
      </text:list>
      <text:p text:style-name="P1"/>
      <text:p text:style-name="P1">---------------------------------------------------------------------</text:p>
      <text:p text:style-name="P1"/>
      <text:p text:style-name="P1"><text:s text:c="8"/>PROPELLER:</text:p>
      <text:p text:style-name="P12">4mm Shaft</text:p>
      <text:p text:style-name="P1">- - - - - - - - - - - - - - - - - - - - - - - - - - - - - - - - - - -</text:p>
      <text:list text:style-name="L5">
        <text:list-item>
          <text:p text:style-name="P4"><text:a xlink:type="simple" xlink:href="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" text:style-name="Internet_20_link" text:visited-style-name="Visited_20_Internet_20_Link">$13 - Copper 5-blade propeller, Positive 33mm</text:a></text:p>
        </text:list-item>
      </text:list>
      <text:p text:style-name="P1"/>
      <text:p text:style-name="P1">---------------------------------------------------------------------</text:p>
      <text:p text:style-name="P1"/>
      <text:p text:style-name="P1"><text:s/><text:tab/>WATERPROOFING:</text:p>
      <text:p text:style-name="P1"/>
      <text:p text:style-name="P1">- - - - - - - - - - - - - - - - - - - - - - - - - - - - - - - - - - -</text:p>
      <text:list text:style-name="L6">
        <text:list-item>
          <text:p text:style-name="P5"><text:a xlink:type="simple" xlink:href="https://www.canadiantire.ca/en/pdp/motomaster-marine-grease-water-resistant-formula-85-g-0280857p.html" text:style-name="Internet_20_link" text:visited-style-name="Visited_20_Internet_20_Link">$6 - Waterproof grease, 85g</text:a></text:p>
        </text:list-item>
        <text:list-item>
          <text:p text:style-name="P27"><text:a xlink:type="simple" xlink:href="https://www.aliexpress.com/item/1005007621040932.html?algo_exp_id=5919afdb-327e-48cd-8422-7e7bca3f96ba-2&amp;pdp_ext_f=%7B%22order%22%3A%22411%22%2C%22eval%22%3A%221%22%7D&amp;pdp_npi=4%40dis!CAD!4.20!3.02!!!21.17!15.24!%402103209b17439011415301865ecede!12000041534896357!sea!CA!1893346534!X&amp;curPageLogUid=Tl4CU6YPPv2N&amp;utparam-url=scene%3Asearch%7Cquery_from%3A" text:style-name="Internet_20_link" text:visited-style-name="Visited_20_Internet_20_Link">$6 - Silicone Sheeting, 12”x12”</text:a></text:p>
        </text:list-item>
      </text:list>
      <text:p text:style-name="P1"/>
      <text:p text:style-name="P6">---------------------------------------------------------------------</text:p>
      <text:p text:style-name="P6"/>
      <text:p text:style-name="P6"><text:s/><text:tab/><text:span text:style-name="T6">BODY</text:span>:</text:p>
      <text:p text:style-name="P6"/>
      <text:p text:style-name="P20"><text:span text:style-name="T3">- - - - - - - - - - - - - - - - - - - - - - - - - - - - - - - - - - -</text:span></text:p>
      <text:list text:style-name="L8">
        <text:list-item>
          <text:p text:style-name="P21"><text:a xlink:type="simple" xlink:href="https://www.homedepot.ca/product/polymershapes-48-in-x-96-in-x-6-mm-bronze-multiwall-polycarbonate-sheet/1001706831" text:style-name="Internet_20_link" text:visited-style-name="Visited_20_Internet_20_Link"><text:span text:style-name="T7">$7/sq.ft - plexiglass</text:span></text:a></text:p>
        </text:list-item>
      </text:list>
      <text:list text:style-name="L7">
        <text:list-item>
          <text:p text:style-name="P18"><text:a xlink:type="simple" xlink:href="https://www.homedepot.ca/product/polymershapes-24-in-x-48-in-x-0-060-in-black-abs-sheet/1001867353" text:style-name="Internet_20_link" text:visited-style-name="Visited_20_Internet_20_Link"><text:span text:style-name="T7">$35 - 24"x48" - ABS Sheet</text:span></text:a></text:p>
        </text:list-item>
        <text:list-item>
          <text:p text:style-name="P19"><text:a xlink:type="simple" xlink:href="https://www.homedepot.ca/product/palruf-26-in-x-8-ft-corrugated-pvc-roof-panel-in-white/1000412023" text:style-name="Internet_20_link" text:visited-style-name="Visited_20_Internet_20_Link">$28 – 26” x 8’ Corrugated PVC</text:a></text:p>
        </text:list-item>
      </text:list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5:33:46.559116756</meta:creation-date>
    <dc:date>2025-04-05T18:19:48.144869075</dc:date>
    <meta:editing-duration>PT1H42M53S</meta:editing-duration>
    <meta:editing-cycles>26</meta:editing-cycles>
    <meta:generator>LibreOffice/24.2.7.2$Linux_X86_64 LibreOffice_project/420$Build-2</meta:generator>
    <meta:document-statistic meta:table-count="0" meta:image-count="0" meta:object-count="0" meta:page-count="2" meta:paragraph-count="67" meta:word-count="505" meta:character-count="2502" meta:non-whitespace-character-count="2006"/>
  </office:meta>
</office:document-meta>
</file>